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ONDORI DE VILCAPAZA FLORA SOFI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DORI DE VILCAPAZA FLORA SOF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NDORI DE VILCAPAZA FLORA SOF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0875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55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